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4000000C8DBC5F0FA80E1EB06.png" manifest:media-type="image/png"/>
  <manifest:file-entry manifest:full-path="Pictures/1000020100000284000000C8B7313334BAA0ABD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eeeeee" draw:opacity="15%" draw:opacity-name="" draw:textarea-horizontal-align="justify" draw:textarea-vertical-align="middle" draw:auto-grow-height="false" fo:min-height="8.75cm" fo:min-width="16.1cm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="solid" draw:fill-color="#5983b0" draw:auto-grow-height="true" draw:auto-grow-width="false" fo:max-height="0cm" fo:min-height="0.949cm" fo:padding-top="0.151cm" fo:padding-bottom="0.151cm" fo:padding-left="0.276cm" fo:padding-right="0.276cm" draw:shadow="visible" draw:shadow-offset-x="0.071cm" draw:shadow-offset-y="0.071cm"/>
      <style:paragraph-properties style:writing-mode="lr-tb"/>
    </style:style>
    <style:style style:name="gr3" style:family="graphic" style:parent-style-name="standard">
      <style:graphic-properties draw:stroke="solid" draw:stroke-dash="Dot" svg:stroke-width="0.053cm" svg:stroke-color="#000000" draw:marker-start-width="0.279cm" draw:marker-end-width="0.279cm" draw:fill="solid" draw:fill-color="#5983b0" draw:auto-grow-height="true" draw:auto-grow-width="false" fo:max-height="0cm" fo:min-height="0.949cm" fo:padding-top="0.151cm" fo:padding-bottom="0.151cm" fo:padding-left="0.276cm" fo:padding-right="0.276cm" draw:shadow="visible" draw:shadow-offset-x="0.071cm" draw:shadow-offset-y="0.07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236cm"/>
      <style:paragraph-properties style:writing-mode="lr-tb"/>
    </style:style>
    <style:style style:name="gr5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8" style:family="graphic" style:parent-style-name="objectwithoutfill">
      <style:graphic-properties draw:stroke="solid" draw:stroke-dash="Long_20_Dash" svg:stroke-width="0.018cm" svg:stroke-color="#000000" draw:marker-start-width="0.227cm" draw:marker-end="Arrow" draw:marker-end-width="0.227cm" draw:fill="solid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draw:stroke="solid" draw:stroke-dash="Long_20_Dash" svg:stroke-color="#000000" draw:marker-end="Arrow" draw:marker-end-width="0.3cm" draw:fill="solid" draw:textarea-vertical-align="middle"/>
    </style:style>
    <style:style style:name="gr10" style:family="graphic" style:parent-style-name="standard">
      <style:graphic-properties draw:fill-color="#808080" draw:textarea-horizontal-align="justify" draw:textarea-vertical-align="middle" draw:auto-grow-height="false" fo:min-height="0.25cm" fo:min-width="0.101cm"/>
    </style:style>
    <style:style style:name="gr11" style:family="graphic" style:parent-style-name="standard">
      <style:graphic-properties draw:fill-color="#dde8cb" draw:opacity="97%" draw:textarea-horizontal-align="justify" draw:textarea-vertical-align="middle" draw:auto-grow-height="false" fo:min-height="0.386cm" fo:min-width="0.101cm"/>
      <style:paragraph-properties style:writing-mode="lr-tb"/>
    </style:style>
    <style:style style:name="gr12" style:family="graphic" style:parent-style-name="objectwithoutfill">
      <style:graphic-properties svg:stroke-width="0.018cm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3" style:family="graphic" style:parent-style-name="objectwithoutfill">
      <style:graphic-properties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1.259cm" fo:min-width="1.514cm" draw:shadow="visible" draw:shadow-offset-x="0.071cm" draw:shadow-offset-y="0.071cm"/>
      <style:paragraph-properties style:writing-mode="lr-tb"/>
    </style:style>
    <style:style style:name="gr15" style:family="graphic" style:parent-style-name="standard">
      <style:graphic-properties draw:fill-color="#dde8cb" draw:opacity="97%" draw:textarea-horizontal-align="justify" draw:textarea-vertical-align="middle" draw:auto-grow-height="false" fo:min-height="0.37cm" fo:min-width="0.073cm"/>
      <style:paragraph-properties style:writing-mode="lr-tb"/>
    </style:style>
    <style:style style:name="gr16" style:family="graphic" style:parent-style-name="standard">
      <style:graphic-properties draw:fill-color="#dde8cb" draw:opacity="97%" draw:textarea-horizontal-align="justify" draw:textarea-vertical-align="middle" draw:auto-grow-height="false" fo:min-height="0.349cm" fo:min-width="0.07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394cm"/>
      <style:paragraph-properties style:writing-mode="lr-tb"/>
    </style:style>
    <style:style style:name="gr19" style:family="graphic" style:parent-style-name="Objet_20_sans_20_remplissage_20_et_20_sans_20_lig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21" style:family="graphic" style:parent-style-name="standard">
      <style:graphic-properties draw:fill-color="#d4ea6b" draw:opacity="97%" draw:textarea-horizontal-align="justify" draw:textarea-vertical-align="middle" draw:auto-grow-height="false" fo:min-height="1.162cm" fo:min-width="0.801cm"/>
      <style:paragraph-properties style:writing-mode="lr-tb"/>
    </style:style>
    <style:style style:name="gr22" style:family="graphic" style:parent-style-name="standard">
      <style:graphic-properties draw:fill-color="#dde8cb" draw:opacity="97%" draw:textarea-horizontal-align="justify" draw:textarea-vertical-align="middle" draw:auto-grow-height="false" fo:min-height="1.145cm" fo:min-width="0.801cm"/>
      <style:paragraph-properties style:writing-mode="lr-tb"/>
    </style:style>
    <style:style style:name="gr23" style:family="graphic" style:parent-style-name="objectwithoutfill">
      <style:graphic-properties svg:stroke-color="#000000" draw:fill="solid" draw:textarea-vertical-align="middle"/>
    </style:style>
    <style:style style:name="gr24" style:family="graphic">
      <style:graphic-properties style:protect="size"/>
    </style:style>
    <style:style style:name="gr2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6.322cm" fo:min-width="4.472cm" fo:padding-top="0.139cm" fo:padding-bottom="0.139cm" fo:padding-left="0.264cm" fo:padding-right="0.264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27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012cm"/>
      <style:paragraph-properties style:writing-mode="lr-tb"/>
    </style:style>
    <style:style style:name="gr29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  <style:paragraph-properties style:writing-mode="lr-tb"/>
    </style:style>
    <style:style style:name="gr31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  <style:paragraph-properties style:writing-mode="lr-tb"/>
    </style:style>
    <style:style style:name="gr33" style:family="graphic" style:parent-style-name="objectwithoutfill">
      <style:graphic-properties svg:stroke-width="0.106cm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449cm"/>
      <style:paragraph-properties style:writing-mode="lr-tb"/>
    </style:style>
    <style:style style:name="gr35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eeeeee" draw:opacity="15%"/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 draw:fill-color="#5983b0"/>
      <style:paragraph-properties fo:text-align="center" style:writing-mode="lr-tb"/>
      <style:text-properties fo:color="#ffffff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9pt" style:font-size-asian="9pt" style:font-size-complex="9pt"/>
    </style:style>
    <style:style style:name="P9" style:family="paragraph">
      <loext:graphic-properties draw:fill-color="#808080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-color="#dde8cb" draw:opacity="97%"/>
      <style:paragraph-properties fo:text-align="start"/>
      <style:text-properties fo:font-size="6pt" style:font-size-asian="6pt" style:font-size-complex="6pt"/>
    </style:style>
    <style:style style:name="P12" style:family="paragraph">
      <loext:graphic-properties draw:fill-color="#ff0000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8" style:family="paragraph">
      <loext:graphic-properties draw:fill-color="#d4ea6b" draw:opacity="97%"/>
      <style:paragraph-properties fo:text-align="start"/>
      <style:text-properties fo:font-size="6pt" style:font-size-asian="6pt" style:font-size-complex="6pt"/>
    </style:style>
    <style:style style:name="P19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24" style:family="paragraph">
      <loext:graphic-properties draw:fill="none" draw:fill-color="#ffffff"/>
      <style:paragraph-properties fo:text-align="start" style:writing-mode="lr-tb"/>
      <style:text-properties fo:font-size="9pt" style:font-size-asian="9pt" style:font-size-complex="9pt"/>
    </style:style>
    <style:style style:name="P25" style:family="paragraph">
      <style:paragraph-properties fo:text-align="center"/>
      <style:text-properties fo:font-size="18pt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8" style:family="paragraph">
      <style:paragraph-properties fo:text-align="center"/>
      <style:text-properties fo:font-size="14pt"/>
    </style:style>
    <style:style style:name="P29" style:family="paragraph">
      <style:paragraph-properties fo:text-align="start"/>
      <style:text-properties fo:font-size="9pt"/>
    </style:style>
    <style:style style:name="T1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16.6cm" svg:height="9cm" svg:x="4.8cm" svg:y="5.2cm">
          <text:p/>
          <draw:enhanced-geometry svg:viewBox="0 0 21600 21600" draw:type="rectangle" draw:enhanced-path="M 0 0 L 21600 0 21600 21600 0 21600 0 0 Z N"/>
        </draw:custom-shape>
        <draw:frame draw:style-name="gr2" draw:text-style-name="P3" xml:id="id3" draw:id="id3" draw:layer="layout" svg:width="2.901cm" svg:height="1.251cm" svg:x="6.173cm" svg:y="7.726cm">
          <draw:text-box>
            <text:p text:style-name="P2"><text:span text:style-name="T1">HMM building</text:span></text:p>
          </draw:text-box>
        </draw:frame>
        <draw:frame draw:style-name="gr3" draw:text-style-name="P3" xml:id="id4" draw:id="id4" draw:layer="layout" svg:width="3.648cm" svg:height="1.251cm" svg:x="5.799cm" svg:y="11.158cm">
          <draw:text-box>
            <text:p text:style-name="P2"><text:span text:style-name="T1">Sequence enrichment</text:span></text:p>
          </draw:text-box>
        </draw:frame>
        <draw:frame draw:style-name="gr4" draw:text-style-name="P4" xml:id="id1" draw:id="id1" draw:layer="layout" svg:width="3.1cm" svg:height="0.725cm" svg:x="6.101cm" svg:y="13.514cm">
          <draw:text-box>
            <text:p text:style-name="P2"><text:span text:style-name="T2">X-enriched.fa</text:span></text:p>
          </draw:text-box>
        </draw:frame>
        <draw:connector draw:style-name="gr5" draw:text-style-name="P5" draw:layer="layout" svg:x1="9.201cm" svg:y1="13.876cm" svg:x2="12.7cm" svg:y2="11.449cm" draw:start-shape="id1" draw:start-glue-point="1" draw:end-shape="id2" draw:end-glue-point="2" svg:d="M9201 13876h3499v-2427" svg:viewBox="0 0 3500 2428">
          <text:p/>
        </draw:connector>
        <draw:connector draw:style-name="gr5" draw:text-style-name="P5" draw:layer="layout" draw:line-skew="-0.6cm" svg:x1="12.7cm" svg:y1="9.05cm" svg:x2="7.623cm" svg:y2="7.726cm" draw:start-shape="id2" draw:start-glue-point="0" draw:end-shape="id3" draw:end-glue-point="0" svg:d="M12700 9050v-2451h-5077v1127" svg:viewBox="0 0 5078 2452">
          <text:p/>
        </draw:connector>
        <draw:connector draw:style-name="gr5" draw:text-style-name="P5" draw:layer="layout" draw:type="line" svg:x1="7.623cm" svg:y1="8.977cm" svg:x2="7.623cm" svg:y2="11.158cm" draw:start-shape="id3" draw:start-glue-point="2" draw:end-shape="id4" draw:end-glue-point="0" svg:d="M7623 8977v2181" svg:viewBox="0 0 1 2182">
          <text:p/>
        </draw:connector>
        <draw:connector draw:style-name="gr5" draw:text-style-name="P5" draw:layer="layout" draw:type="line" svg:x1="7.623cm" svg:y1="12.409cm" svg:x2="7.651cm" svg:y2="13.514cm" draw:start-shape="id4" draw:start-glue-point="2" draw:end-shape="id1" draw:end-glue-point="0" svg:d="M7623 12409l28 1105" svg:viewBox="0 0 29 1106">
          <text:p/>
        </draw:connector>
        <draw:frame draw:style-name="gr6" draw:text-style-name="P6" draw:layer="layout" svg:width="1.409cm" svg:height="0.725cm" svg:x="11.137cm" svg:y="7.408cm">
          <draw:text-box>
            <text:p text:style-name="P2"><text:span text:style-name="T3">NO</text:span></text:p>
          </draw:text-box>
        </draw:frame>
        <draw:connector draw:style-name="gr5" draw:text-style-name="P5" draw:layer="layout" draw:type="line" svg:x1="14.3cm" svg:y1="10.249cm" svg:x2="17.198cm" svg:y2="10.229cm" draw:start-shape="id2" draw:start-glue-point="1" draw:end-shape="id5" draw:end-glue-point="3" svg:d="M14300 10249l2898-20" svg:viewBox="0 0 2899 21">
          <text:p/>
        </draw:connector>
        <draw:frame draw:style-name="gr6" draw:text-style-name="P6" draw:layer="layout" svg:width="1.907cm" svg:height="0.725cm" svg:x="14.469cm" svg:y="9.432cm">
          <draw:text-box>
            <text:p text:style-name="P2"><text:span text:style-name="T3">YES</text:span></text:p>
          </draw:text-box>
        </draw:frame>
        <draw:frame draw:style-name="gr2" draw:text-style-name="P3" xml:id="id5" draw:id="id5" draw:layer="layout" svg:width="2.901cm" svg:height="1.251cm" svg:x="17.198cm" svg:y="9.604cm">
          <draw:text-box>
            <text:p text:style-name="P2"><text:span text:style-name="T1">H</text:span><text:span text:style-name="T1">M</text:span><text:span text:style-name="T1">M </text:span><text:span text:style-name="T1">b</text:span><text:span text:style-name="T1">u</text:span><text:span text:style-name="T1">il</text:span><text:span text:style-name="T1">d</text:span><text:span text:style-name="T1">i</text:span><text:span text:style-name="T1">n</text:span><text:span text:style-name="T1">g</text:span></text:p>
          </draw:text-box>
        </draw:frame>
        <draw:frame draw:style-name="gr7" draw:text-style-name="P8" draw:layer="layout" svg:width="1.659cm" svg:height="0.607cm" svg:x="7.541cm" svg:y="9.716cm">
          <draw:text-box>
            <text:p text:style-name="P7"><text:span text:style-name="T4">X.hmm</text:span></text:p>
          </draw:text-box>
        </draw:frame>
        <draw:connector draw:style-name="gr8" draw:text-style-name="P5" draw:layer="layout" draw:type="line" svg:x1="3.1cm" svg:y1="11.751cm" svg:x2="5.799cm" svg:y2="11.783cm" draw:end-shape="id4" draw:end-glue-point="3" svg:d="M3100 11751l2699 32" svg:viewBox="0 0 2700 33">
          <text:p/>
        </draw:connector>
        <draw:connector draw:style-name="gr9" draw:text-style-name="P5" draw:layer="layout" draw:type="line" svg:x1="18.648cm" svg:y1="10.855cm" svg:x2="18.612cm" svg:y2="16.12cm" draw:start-shape="id5" draw:start-glue-point="2" svg:d="M18648 10855l-36 5265" svg:viewBox="0 0 37 5266">
          <text:p/>
        </draw:connector>
        <draw:custom-shape draw:style-name="gr10" draw:text-style-name="P9" draw:layer="layout" svg:width="0.6cm" svg:height="0.8cm" draw:transform="rotate (1.5707963267949) translate (4.102cm 12.05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9" draw:layer="layout" svg:width="0.6cm" svg:height="0.799cm" svg:x="18.302cm" svg:y="14.2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1" draw:text-style-name="P11" draw:layer="layout" svg:width="0.6cm" svg:height="0.72cm" svg:x="8.1cm" svg:y="12.7cm">
            <text:p text:style-name="P10"><text:span text:style-name="T5"/></text:p>
            <text:p text:style-name="P10"><text:span text:style-name="T5"><text:line-break/></text:span><text:span text:style-name="T5"><text:line-break/></text:span><text:span text:style-name="T5"/></text:p>
  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12" draw:text-style-name="P5" draw:layer="layout" svg:x1="8.2cm" svg:y1="12.834cm" svg:x2="8.6cm" svg:y2="12.834cm">
            <text:p/>
          </draw:line>
          <draw:line draw:style-name="gr12" draw:text-style-name="P5" draw:layer="layout" svg:x1="8.2cm" svg:y1="12.879cm" svg:x2="8.6cm" svg:y2="12.879cm">
            <text:p/>
          </draw:line>
          <draw:line draw:style-name="gr12" draw:text-style-name="P5" draw:layer="layout" svg:x1="8.2cm" svg:y1="12.924cm" svg:x2="8.6cm" svg:y2="12.924cm">
            <text:p/>
          </draw:line>
          <draw:line draw:style-name="gr12" draw:text-style-name="P5" draw:layer="layout" svg:x1="8.2cm" svg:y1="12.969cm" svg:x2="8.6cm" svg:y2="12.969cm">
            <text:p/>
          </draw:line>
          <draw:line draw:style-name="gr13" draw:text-style-name="P5" draw:layer="layout" svg:x1="8.2cm" svg:y1="13.014cm" svg:x2="8.6cm" svg:y2="13.014cm">
            <text:p/>
          </draw:line>
          <draw:line draw:style-name="gr13" draw:text-style-name="P5" draw:layer="layout" svg:x1="8.2cm" svg:y1="13.059cm" svg:x2="8.6cm" svg:y2="13.059cm">
            <text:p/>
          </draw:line>
          <draw:line draw:style-name="gr13" draw:text-style-name="P5" draw:layer="layout" svg:x1="8.2cm" svg:y1="13.104cm" svg:x2="8.6cm" svg:y2="13.104cm">
            <text:p/>
          </draw:line>
          <draw:line draw:style-name="gr13" draw:text-style-name="P5" draw:layer="layout" svg:x1="8.2cm" svg:y1="13.149cm" svg:x2="8.6cm" svg:y2="13.149cm">
            <text:p/>
          </draw:line>
        </draw:g>
        <draw:g xml:id="id2" draw:id="id2">
          <draw:custom-shape draw:style-name="gr14" draw:text-style-name="P12" draw:layer="layout" svg:width="3.2cm" svg:height="2.399cm" svg:x="11.1cm" svg:y="9.0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g>
            <draw:g>
              <draw:custom-shape draw:style-name="gr15" draw:text-style-name="P11" draw:layer="layout" svg:width="0.572cm" svg:height="0.702cm" svg:x="12.946cm" svg:y="10.329cm">
                <text:p text:style-name="P10"><text:span text:style-name="T5"/></text:p>
                <text:p text:style-name="P10"><text:span text:style-name="T5"><text:line-break/></text:span><text:span text:style-name="T5"><text:line-break/></text:span><text:span text:style-name="T5"/></text:p>
      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line draw:style-name="gr12" draw:text-style-name="P5" draw:layer="layout" svg:x1="13.041cm" svg:y1="10.461cm" svg:x2="13.422cm" svg:y2="10.461cm">
                <text:p/>
              </draw:line>
              <draw:line draw:style-name="gr12" draw:text-style-name="P5" draw:layer="layout" svg:x1="13.041cm" svg:y1="10.505cm" svg:x2="13.422cm" svg:y2="10.505cm">
                <text:p/>
              </draw:line>
              <draw:line draw:style-name="gr12" draw:text-style-name="P5" draw:layer="layout" svg:x1="13.041cm" svg:y1="10.549cm" svg:x2="13.422cm" svg:y2="10.549cm">
                <text:p/>
              </draw:line>
              <draw:line draw:style-name="gr12" draw:text-style-name="P5" draw:layer="layout" svg:x1="13.041cm" svg:y1="10.592cm" svg:x2="13.422cm" svg:y2="10.592cm">
                <text:p/>
              </draw:line>
              <draw:custom-shape draw:style-name="gr16" draw:text-style-name="P11" draw:layer="layout" svg:width="0.572cm" svg:height="0.678cm" svg:x="11.77cm" svg:y="10.329cm">
                <text:p text:style-name="P10"><text:span text:style-name="T5"/></text:p>
                <text:p text:style-name="P10"><text:span text:style-name="T5"><text:line-break/></text:span><text:span text:style-name="T5"><text:line-break/></text:span><text:span text:style-name="T5"/></text:p>
      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      <draw:equation draw:name="f0" draw:formula="$0 "/>
                  <draw:equation draw:name="f1" draw:formula="21600-?f0 "/>
                  <draw:equation draw:name="f2" draw:formula="?f1 *8000/10800"/>
                  <draw:equation draw:name="f3" draw:formula="21600-?f2 "/>
                  <draw:equation draw:name="f4" draw:formula="?f1 /2"/>
                  <draw:equation draw:name="f5" draw:formula="?f1 /4"/>
                  <draw:equation draw:name="f6" draw:formula="?f1 /7"/>
                  <draw:equation draw:name="f7" draw:formula="?f1 /16"/>
                  <draw:equation draw:name="f8" draw:formula="?f3 +?f5 "/>
                  <draw:equation draw:name="f9" draw:formula="?f0 +?f6 "/>
                  <draw:equation draw:name="f10" draw:formula="21600-?f4 "/>
                  <draw:equation draw:name="f11" draw:formula="?f0 +?f7 "/>
                  <draw:handle draw:handle-position="$0 bottom" draw:handle-range-x-minimum="10800" draw:handle-range-x-maximum="21600"/>
                </draw:enhanced-geometry>
              </draw:custom-shape>
              <draw:line draw:style-name="gr12" draw:text-style-name="P5" draw:layer="layout" svg:x1="11.896cm" svg:y1="10.456cm" svg:x2="12.277cm" svg:y2="10.456cm">
                <text:p/>
              </draw:line>
              <draw:line draw:style-name="gr12" draw:text-style-name="P5" draw:layer="layout" svg:x1="11.896cm" svg:y1="10.498cm" svg:x2="12.277cm" svg:y2="10.498cm">
                <text:p/>
              </draw:line>
              <draw:line draw:style-name="gr12" draw:text-style-name="P5" draw:layer="layout" svg:x1="11.896cm" svg:y1="10.54cm" svg:x2="12.277cm" svg:y2="10.54cm">
                <text:p/>
              </draw:line>
              <draw:line draw:style-name="gr12" draw:text-style-name="P5" draw:layer="layout" svg:x1="11.896cm" svg:y1="10.583cm" svg:x2="12.277cm" svg:y2="10.583cm">
                <text:p/>
              </draw:line>
              <draw:line draw:style-name="gr13" draw:text-style-name="P5" draw:layer="layout" svg:x1="11.896cm" svg:y1="10.625cm" svg:x2="12.277cm" svg:y2="10.625cm">
                <text:p/>
              </draw:line>
              <draw:line draw:style-name="gr13" draw:text-style-name="P5" draw:layer="layout" svg:x1="11.896cm" svg:y1="10.668cm" svg:x2="12.277cm" svg:y2="10.668cm">
                <text:p/>
              </draw:line>
              <draw:line draw:style-name="gr13" draw:text-style-name="P5" draw:layer="layout" svg:x1="11.896cm" svg:y1="10.71cm" svg:x2="12.277cm" svg:y2="10.71cm">
                <text:p/>
              </draw:line>
              <draw:line draw:style-name="gr13" draw:text-style-name="P5" draw:layer="layout" svg:x1="11.896cm" svg:y1="10.752cm" svg:x2="12.277cm" svg:y2="10.752cm">
                <text:p/>
              </draw:line>
              <draw:frame draw:style-name="gr17" draw:text-style-name="P14" draw:layer="layout" svg:width="0.686cm" svg:height="0.729cm" svg:x="12.258cm" svg:y="10.328cm">
                <draw:text-box>
                  <text:p text:style-name="P13"><text:span text:style-name="T6">=</text:span></text:p>
                </draw:text-box>
              </draw:frame>
              <draw:frame draw:style-name="gr17" draw:text-style-name="P14" draw:layer="layout" svg:width="0.8cm" svg:height="0.729cm" svg:x="13.402cm" svg:y="10.329cm">
                <draw:text-box>
                  <text:p text:style-name="P13"><text:span text:style-name="T6">?</text:span></text:p>
                </draw:text-box>
              </draw:frame>
            </draw:g>
            <draw:frame draw:style-name="gr18" draw:text-style-name="P14" draw:layer="layout" svg:width="2.9cm" svg:height="0.645cm" svg:x="11.3cm" svg:y="9.55cm">
              <draw:text-box>
                <text:p text:style-name="P13"><text:span text:style-name="T6">Convergence</text:span></text:p>
              </draw:text-box>
            </draw:frame>
          </draw:g>
        </draw:g>
        <draw:frame draw:style-name="gr19" draw:text-style-name="P15" draw:layer="layout" svg:width="3cm" svg:height="0.9cm" svg:x="7.801cm" svg:y="9.299cm">
          <draw:image xlink:href="Pictures/1000020100000284000000C8B7313334BAA0ABDF.png" xlink:type="simple" xlink:show="embed" xlink:actuate="onLoad" loext:mime-type="image/png">
            <text:p/>
          </draw:image>
        </draw:frame>
        <draw:frame draw:style-name="gr19" draw:text-style-name="P15" draw:layer="layout" svg:width="4.2cm" svg:height="1.26cm" svg:x="16.5cm" svg:y="16.2cm">
          <draw:image xlink:href="Pictures/1000020100000284000000C8DBC5F0FA80E1EB06.png" xlink:type="simple" xlink:show="embed" xlink:actuate="onLoad" loext:mime-type="image/png">
            <text:p/>
          </draw:image>
        </draw:frame>
        <draw:frame draw:style-name="gr20" draw:text-style-name="P17" draw:layer="layout" svg:width="4cm" svg:height="0.645cm" svg:x="16.601cm" svg:y="17.459cm">
          <draw:text-box>
            <text:p text:style-name="P16"><text:span text:style-name="T7">X-enriched.hmm</text:span></text:p>
          </draw:text-box>
        </draw:frame>
        <draw:g>
          <draw:g>
            <draw:custom-shape draw:style-name="gr21" draw:text-style-name="P18" draw:layer="layout" svg:width="1.3cm" svg:height="1.599cm" svg:x="1.202cm" svg:y="10.602cm">
              <text:p text:style-name="P10"><text:span text:style-name="T5"/></text:p>
              <text:p text:style-name="P10"><text:span text:style-name="T5"><text:line-break/></text:span><text:span text:style-name="T5"><text:line-break/></text:span><text:span text:style-name="T5"/></text:p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13" draw:text-style-name="P5" draw:layer="layout" svg:x1="1.418cm" svg:y1="10.901cm" svg:x2="2.285cm" svg:y2="10.901cm">
              <text:p/>
            </draw:line>
            <draw:line draw:style-name="gr13" draw:text-style-name="P5" draw:layer="layout" svg:x1="1.418cm" svg:y1="11.001cm" svg:x2="2.285cm" svg:y2="11.001cm">
              <text:p/>
            </draw:line>
            <draw:line draw:style-name="gr13" draw:text-style-name="P5" draw:layer="layout" svg:x1="1.418cm" svg:y1="11.101cm" svg:x2="2.285cm" svg:y2="11.101cm">
              <text:p/>
            </draw:line>
            <draw:line draw:style-name="gr13" draw:text-style-name="P5" draw:layer="layout" svg:x1="1.418cm" svg:y1="11.201cm" svg:x2="2.285cm" svg:y2="11.201cm">
              <text:p/>
            </draw:line>
            <draw:line draw:style-name="gr13" draw:text-style-name="P5" draw:layer="layout" svg:x1="1.418cm" svg:y1="11.303cm" svg:x2="2.285cm" svg:y2="11.303cm">
              <text:p/>
            </draw:line>
            <draw:line draw:style-name="gr13" draw:text-style-name="P5" draw:layer="layout" svg:x1="1.418cm" svg:y1="11.403cm" svg:x2="2.285cm" svg:y2="11.403cm">
              <text:p/>
            </draw:line>
            <draw:line draw:style-name="gr13" draw:text-style-name="P5" draw:layer="layout" svg:x1="1.418cm" svg:y1="11.503cm" svg:x2="2.285cm" svg:y2="11.503cm">
              <text:p/>
            </draw:line>
            <draw:line draw:style-name="gr13" draw:text-style-name="P5" draw:layer="layout" svg:x1="1.418cm" svg:y1="11.603cm" svg:x2="2.285cm" svg:y2="11.603cm">
              <text:p/>
            </draw:line>
            <draw:line draw:style-name="gr13" draw:text-style-name="P5" draw:layer="layout" svg:x1="1.418cm" svg:y1="11.701cm" svg:x2="2.285cm" svg:y2="11.701cm">
              <text:p/>
            </draw:line>
            <draw:line draw:style-name="gr13" draw:text-style-name="P5" draw:layer="layout" svg:x1="1.418cm" svg:y1="11.801cm" svg:x2="2.285cm" svg:y2="11.801cm">
              <text:p/>
            </draw:line>
            <draw:line draw:style-name="gr13" draw:text-style-name="P5" draw:layer="layout" svg:x1="1.418cm" svg:y1="11.901cm" svg:x2="2.285cm" svg:y2="11.901cm">
              <text:p/>
            </draw:line>
            <draw:line draw:style-name="gr13" draw:text-style-name="P5" draw:layer="layout" svg:x1="1.418cm" svg:y1="12.001cm" svg:x2="2.285cm" svg:y2="12.001cm">
              <text:p/>
            </draw:line>
          </draw:g>
          <draw:frame draw:style-name="gr20" draw:text-style-name="P17" draw:layer="layout" svg:width="2.7cm" svg:height="0.645cm" svg:x="0.501cm" svg:y="12.36cm">
            <draw:text-box>
              <text:p text:style-name="P16"><text:span text:style-name="T7">Proteome.fa</text:span></text:p>
            </draw:text-box>
          </draw:frame>
        </draw:g>
        <draw:g>
          <draw:g>
            <draw:custom-shape draw:style-name="gr22" draw:text-style-name="P11" draw:layer="layout" svg:width="1.3cm" svg:height="1.58cm" svg:x="6.951cm" svg:y="2.4cm">
              <text:p text:style-name="P10"><text:span text:style-name="T5"/></text:p>
              <text:p text:style-name="P10"><text:span text:style-name="T5"><text:line-break/></text:span><text:span text:style-name="T5"><text:line-break/></text:span><text:span text:style-name="T5"/></text:p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line draw:style-name="gr12" draw:text-style-name="P5" draw:layer="layout" svg:x1="7.168cm" svg:y1="2.696cm" svg:x2="8.035cm" svg:y2="2.696cm">
              <text:p/>
            </draw:line>
            <draw:line draw:style-name="gr12" draw:text-style-name="P5" draw:layer="layout" svg:x1="7.168cm" svg:y1="2.795cm" svg:x2="8.035cm" svg:y2="2.795cm">
              <text:p/>
            </draw:line>
            <draw:line draw:style-name="gr12" draw:text-style-name="P5" draw:layer="layout" svg:x1="7.168cm" svg:y1="2.894cm" svg:x2="8.035cm" svg:y2="2.894cm">
              <text:p/>
            </draw:line>
            <draw:line draw:style-name="gr12" draw:text-style-name="P5" draw:layer="layout" svg:x1="7.168cm" svg:y1="2.993cm" svg:x2="8.035cm" svg:y2="2.993cm">
              <text:p/>
            </draw:line>
          </draw:g>
          <draw:frame draw:style-name="gr20" draw:text-style-name="P17" draw:layer="layout" svg:width="2.7cm" svg:height="0.645cm" svg:x="6.25cm" svg:y="4.061cm">
            <draw:text-box>
              <text:p text:style-name="P16"><text:span text:style-name="T7">X.fa</text:span></text:p>
            </draw:text-box>
          </draw:frame>
        </draw:g>
        <draw:connector draw:style-name="gr23" draw:text-style-name="P5" draw:layer="layout" draw:type="line" svg:x1="7.6cm" svg:y1="4.706cm" svg:x2="7.623cm" svg:y2="7.726cm" draw:end-shape="id3" draw:end-glue-point="0" svg:d="M7600 4706l23 3020" svg:viewBox="0 0 24 3021">
          <text:p/>
        </draw:connector>
        <draw:custom-shape draw:style-name="gr10" draw:text-style-name="P9" draw:layer="layout" svg:width="0.6cm" svg:height="0.799cm" svg:x="7.3cm" svg:y="5.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0" draw:text-style-name="P20" draw:layer="layout" svg:width="1.699cm" svg:height="0.645cm" svg:x="8.501cm" svg:y="10.161cm">
          <draw:text-box>
            <text:p text:style-name="P19"><text:span text:style-name="T8">X.hmm</text:span></text:p>
          </draw:text-box>
        </draw:frame>
        <presentation:notes draw:style-name="dp1">
          <draw:page-thumbnail draw:style-name="gr24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25" draw:text-style-name="P22" xml:id="id11" draw:id="id11" draw:layer="layout" svg:width="5cm" svg:height="6.6cm" svg:x="2.02cm" svg:y="3.973cm">
          <text:p/>
          <draw:enhanced-geometry svg:viewBox="0 0 21600 21600" draw:type="rectangle" draw:enhanced-path="M 0 0 L 21600 0 21600 21600 0 21600 0 0 Z N"/>
        </draw:custom-shape>
        <draw:g>
          <draw:frame draw:style-name="gr26" draw:text-style-name="P23" xml:id="id6" draw:id="id6" draw:layer="layout" svg:width="4.6cm" svg:height="0.806cm" svg:x="2.22cm" svg:y="5.373cm">
            <draw:text-box>
              <text:p text:style-name="P15"><text:span text:style-name="T9">usearch</text:span></text:p>
            </draw:text-box>
          </draw:frame>
          <draw:frame draw:style-name="gr26" draw:text-style-name="P23" xml:id="id7" draw:id="id7" draw:layer="layout" svg:width="4.6cm" svg:height="0.806cm" svg:x="2.22cm" svg:y="7.374cm">
            <draw:text-box>
              <text:p text:style-name="P15"><text:span text:style-name="T9">m</text:span><text:span text:style-name="T9">u</text:span><text:span text:style-name="T9">s</text:span><text:span text:style-name="T9">cl</text:span><text:span text:style-name="T9">e</text:span></text:p>
            </draw:text-box>
          </draw:frame>
          <draw:frame draw:style-name="gr26" draw:text-style-name="P23" xml:id="id8" draw:id="id8" draw:layer="layout" svg:width="4.6cm" svg:height="0.806cm" svg:x="2.22cm" svg:y="9.375cm">
            <draw:text-box>
              <text:p text:style-name="P15"><text:span text:style-name="T9">hmmbuild</text:span></text:p>
            </draw:text-box>
          </draw:frame>
          <draw:connector draw:style-name="gr27" draw:text-style-name="P5" draw:layer="layout" draw:type="line" svg:x1="4.52cm" svg:y1="6.179cm" svg:x2="4.52cm" svg:y2="7.374cm" draw:start-shape="id6" draw:start-glue-point="2" draw:end-shape="id7" draw:end-glue-point="0" svg:d="M4520 6179v1195" svg:viewBox="0 0 1 1196">
            <text:p/>
          </draw:connector>
          <draw:connector draw:style-name="gr27" draw:text-style-name="P5" draw:layer="layout" draw:type="line" svg:x1="4.52cm" svg:y1="8.18cm" svg:x2="4.52cm" svg:y2="9.375cm" draw:start-shape="id7" draw:start-glue-point="2" draw:end-shape="id8" draw:end-glue-point="0" svg:d="M4520 8180v1195" svg:viewBox="0 0 1 1196">
            <text:p/>
          </draw:connector>
          <draw:frame draw:style-name="gr7" draw:text-style-name="P24" draw:layer="layout" svg:width="1.917cm" svg:height="0.607cm" svg:x="4.424cm" svg:y="6.374cm">
            <draw:text-box>
              <text:p text:style-name="P10"><text:span text:style-name="T4">X_nr.fa</text:span></text:p>
            </draw:text-box>
          </draw:frame>
          <draw:frame draw:style-name="gr7" draw:text-style-name="P24" draw:layer="layout" svg:width="1.917cm" svg:height="0.607cm" svg:x="4.424cm" svg:y="8.375cm">
            <draw:text-box>
              <text:p text:style-name="P10"><text:span text:style-name="T4">X_nr.clw</text:span></text:p>
            </draw:text-box>
          </draw:frame>
        </draw:g>
        <draw:frame draw:style-name="gr28" draw:text-style-name="P26" xml:id="id10" draw:id="id10" draw:layer="layout" svg:width="5cm" svg:height="2.262cm" svg:x="2.02cm" svg:y="3.973cm">
          <draw:text-box>
            <text:p text:style-name="P25"><text:span text:style-name="T10">HmmBuilder</text:span></text:p>
          </draw:text-box>
        </draw:frame>
        <draw:line draw:style-name="gr29" draw:text-style-name="P5" draw:layer="layout" svg:x1="2.019cm" svg:y1="4.935cm" svg:x2="7.019cm" svg:y2="4.935cm">
          <text:p/>
        </draw:line>
        <draw:frame draw:style-name="gr30" draw:text-style-name="P27" xml:id="id9" draw:id="id9" draw:layer="layout" svg:width="2.6cm" svg:height="1.555cm" svg:x="3.22cm" svg:y="1.873cm">
          <draw:text-box>
            <text:p text:style-name="P25">X.fa</text:p>
          </draw:text-box>
        </draw:frame>
        <draw:connector draw:style-name="gr31" draw:text-style-name="P5" draw:layer="layout" draw:type="line" svg:x1="4.52cm" svg:y1="3.428cm" svg:x2="4.52cm" svg:y2="3.973cm" draw:start-shape="id9" draw:start-glue-point="2" draw:end-shape="id10" draw:end-glue-point="0" svg:d="M4520 3428v545" svg:viewBox="0 0 1 546">
          <text:p/>
        </draw:connector>
        <draw:frame draw:style-name="gr32" draw:text-style-name="P27" xml:id="id12" draw:id="id12" draw:layer="layout" svg:width="2.6cm" svg:height="2.969cm" svg:x="3.22cm" svg:y="12.273cm">
          <draw:text-box>
            <text:p text:style-name="P25">X.hmm</text:p>
          </draw:text-box>
        </draw:frame>
        <draw:connector draw:style-name="gr33" draw:text-style-name="P5" draw:layer="layout" draw:type="line" svg:x1="4.52cm" svg:y1="10.573cm" svg:x2="4.52cm" svg:y2="12.273cm" draw:start-shape="id11" draw:start-glue-point="2" draw:end-shape="id12" draw:end-glue-point="0" svg:d="M4520 10573v1700" svg:viewBox="0 0 1 1701">
          <text:p/>
        </draw:connector>
        <draw:custom-shape draw:style-name="gr25" draw:text-style-name="P22" xml:id="id16" draw:id="id16" draw:layer="layout" svg:width="5cm" svg:height="6.6cm" svg:x="12.02cm" svg:y="3.973cm">
          <text:p/>
          <draw:enhanced-geometry svg:viewBox="0 0 21600 21600" draw:type="rectangle" draw:enhanced-path="M 0 0 L 21600 0 21600 21600 0 21600 0 0 Z N"/>
        </draw:custom-shape>
        <draw:frame draw:style-name="gr26" draw:text-style-name="P23" xml:id="id13" draw:id="id13" draw:layer="layout" svg:width="4.6cm" svg:height="0.806cm" svg:x="12.22cm" svg:y="5.373cm">
          <draw:text-box>
            <text:p text:style-name="P28"><text:span text:style-name="T9">hmmsearch</text:span></text:p>
          </draw:text-box>
        </draw:frame>
        <draw:frame draw:style-name="gr26" draw:text-style-name="P23" xml:id="id14" draw:id="id14" draw:layer="layout" svg:width="4.6cm" svg:height="0.806cm" svg:x="12.22cm" svg:y="7.375cm">
          <draw:text-box>
            <text:p text:style-name="P28"><text:span text:style-name="T9">merge</text:span></text:p>
          </draw:text-box>
        </draw:frame>
        <draw:frame draw:style-name="gr26" draw:text-style-name="P23" xml:id="id15" draw:id="id15" draw:layer="layout" svg:width="4.6cm" svg:height="0.806cm" svg:x="12.22cm" svg:y="9.375cm">
          <draw:text-box>
            <text:p text:style-name="P28"><text:span text:style-name="T9">usearch</text:span></text:p>
          </draw:text-box>
        </draw:frame>
        <draw:connector draw:style-name="gr27" draw:text-style-name="P5" draw:layer="layout" draw:type="line" svg:x1="14.52cm" svg:y1="6.179cm" svg:x2="14.52cm" svg:y2="7.375cm" draw:start-shape="id13" draw:start-glue-point="2" draw:end-shape="id14" draw:end-glue-point="0" svg:d="M14520 6179v1196" svg:viewBox="0 0 1 1197">
          <text:p/>
        </draw:connector>
        <draw:connector draw:style-name="gr27" draw:text-style-name="P5" draw:layer="layout" draw:type="line" svg:x1="14.52cm" svg:y1="8.181cm" svg:x2="14.52cm" svg:y2="9.375cm" draw:start-shape="id14" draw:start-glue-point="2" draw:end-shape="id15" draw:end-glue-point="0" svg:d="M14520 8181v1194" svg:viewBox="0 0 1 1195">
          <text:p/>
        </draw:connector>
        <draw:frame draw:style-name="gr34" draw:text-style-name="P24" draw:layer="layout" svg:width="2.196cm" svg:height="0.699cm" svg:x="14.424cm" svg:y="6.374cm">
          <draw:text-box>
            <text:p text:style-name="P29"><text:span text:style-name="T4">X_new.fa</text:span></text:p>
          </draw:text-box>
        </draw:frame>
        <draw:frame draw:style-name="gr7" draw:text-style-name="P24" draw:layer="layout" svg:width="2.396cm" svg:height="0.607cm" svg:x="14.424cm" svg:y="8.375cm">
          <draw:text-box>
            <text:p text:style-name="P29"><text:span text:style-name="T4">X_merged.fa</text:span></text:p>
          </draw:text-box>
        </draw:frame>
        <draw:frame draw:style-name="gr28" draw:text-style-name="P26" xml:id="id19" draw:id="id19" draw:layer="layout" svg:width="5cm" svg:height="2.262cm" svg:x="12.02cm" svg:y="3.973cm">
          <draw:text-box>
            <text:p text:style-name="P25"><text:span text:style-name="T10">Enrichment</text:span></text:p>
          </draw:text-box>
        </draw:frame>
        <draw:line draw:style-name="gr29" draw:text-style-name="P5" draw:layer="layout" svg:x1="12.019cm" svg:y1="4.935cm" svg:x2="17.019cm" svg:y2="4.935cm">
          <text:p/>
        </draw:line>
        <draw:frame draw:style-name="gr32" draw:text-style-name="P27" xml:id="id20" draw:id="id20" draw:layer="layout" svg:width="2.6cm" svg:height="2.969cm" svg:x="11.02cm" svg:y="1.873cm">
          <draw:text-box>
            <text:p text:style-name="P25">X.hmm</text:p>
          </draw:text-box>
        </draw:frame>
        <draw:frame draw:style-name="gr28" draw:text-style-name="P27" xml:id="id17" draw:id="id17" draw:layer="layout" svg:width="5.8cm" svg:height="2.262cm" svg:x="11.62cm" svg:y="12.273cm">
          <draw:text-box>
            <text:p text:style-name="P25">X_enriched_nr.fa</text:p>
          </draw:text-box>
        </draw:frame>
        <draw:connector draw:style-name="gr33" draw:text-style-name="P5" draw:layer="layout" draw:type="line" svg:x1="14.52cm" svg:y1="10.573cm" svg:x2="14.52cm" svg:y2="12.273cm" draw:start-shape="id16" draw:start-glue-point="2" draw:end-shape="id17" draw:end-glue-point="0" svg:d="M14520 10573v1700" svg:viewBox="0 0 1 1701">
          <text:p/>
        </draw:connector>
        <draw:frame draw:style-name="gr28" draw:text-style-name="P27" xml:id="id18" draw:id="id18" draw:layer="layout" svg:width="4.4cm" svg:height="2.262cm" svg:x="14.52cm" svg:y="1.873cm">
          <draw:text-box>
            <text:p text:style-name="P25">proteome.fa</text:p>
          </draw:text-box>
        </draw:frame>
        <draw:connector draw:style-name="gr35" draw:text-style-name="P5" draw:layer="layout" draw:type="curve" svg:x1="16.72cm" svg:y1="4.135cm" svg:x2="14.52cm" svg:y2="3.973cm" draw:start-shape="id18" draw:start-glue-point="2" draw:end-shape="id19" draw:end-glue-point="0" svg:d="M16720 4135c0 750 2700 500 2700-1131s-4900-2931-4900 969" svg:viewBox="0 0 4901 3127">
          <text:p/>
        </draw:connector>
        <draw:connector draw:style-name="gr35" draw:text-style-name="P5" draw:layer="layout" draw:type="curve" svg:x1="12.32cm" svg:y1="4.842cm" svg:x2="14.52cm" svg:y2="3.973cm" draw:start-shape="id20" draw:start-glue-point="2" draw:end-shape="id19" draw:end-glue-point="0" svg:d="M12320 4842c0 750-1800 501-1800-1484 0-1984 4000-3285 4000 615" svg:viewBox="0 0 4001 3782">
          <text:p/>
        </draw:connector>
        <presentation:notes draw:style-name="dp1">
          <draw:page-thumbnail draw:style-name="gr24" draw:layer="layout" svg:width="19.798cm" svg:height="11.136cm" svg:x="0.6cm" svg:y="2.257cm" draw:page-number="2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9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633cm" fo:margin-bottom="0cm" fo:text-indent="0cm"/>
      <style:text-properties fo:font-size="44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75cm" fo:margin-bottom="0cm" fo:text-indent="0cm"/>
      <style:text-properties fo:font-size="38.0999984741211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16cm" fo:margin-bottom="0cm" fo:text-indent="0cm"/>
      <style:text-properties fo:font-size="31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57cm" fo:margin-bottom="0cm" fo:text-indent="0cm"/>
      <style:text-properties fo:font-size="31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9.8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2cm" fo:page-height="25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6.665cm" svg:height="7.575cm" svg:x="2.167cm" svg:y="2.485cm"/>
      <draw:page-thumbnail draw:layer="backgroundobjects" svg:width="6.665cm" svg:height="7.575cm" svg:x="2.167cm" svg:y="11.061cm"/>
      <draw:page-thumbnail draw:layer="backgroundobjects" svg:width="6.665cm" svg:height="7.575cm" svg:x="2.167cm" svg:y="19.637cm"/>
      <draw:page-thumbnail draw:layer="backgroundobjects" svg:width="6.665cm" svg:height="7.575cm" svg:x="12.167cm" svg:y="2.485cm"/>
      <draw:page-thumbnail draw:layer="backgroundobjects" svg:width="6.665cm" svg:height="7.575cm" svg:x="12.167cm" svg:y="11.061cm"/>
      <draw:page-thumbnail draw:layer="backgroundobjects" svg:width="6.665cm" svg:height="7.575cm" svg:x="12.167cm" svg:y="19.637cm"/>
    </style:handout-master>
    <style:master-page style:name="Standard" style:page-layout-name="PM1" draw:style-name="Mdp1">
      <draw:frame presentation:style-name="Standard-title" draw:layer="backgroundobjects" svg:width="19.799cm" svg:height="4.174cm" svg:x="1.1cm" svg:y="0.996cm" presentation:class="title" presentation:placeholder="true">
        <draw:text-box/>
      </draw:frame>
      <draw:frame presentation:style-name="Standard-outline1" draw:layer="backgroundobjects" svg:width="19.799cm" svg:height="14.498cm" svg:x="1.1cm" svg:y="5.849cm" presentation:class="outline" presentation:placeholder="true">
        <draw:text-box/>
      </draw:frame>
      <draw:frame presentation:style-name="Mpr1" draw:text-style-name="MP2" draw:layer="backgroundobjects" svg:width="5.125cm" svg:height="1.722cm" svg:x="1.1cm" svg:y="22.77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973cm" svg:height="1.722cm" svg:x="7.524cm" svg:y="22.77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5.125cm" svg:height="1.722cm" svg:x="15.774cm" svg:y="22.774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17:03:22.876425070</meta:creation-date>
    <dc:date>2021-02-14T17:10:17.545478005</dc:date>
    <meta:editing-duration>PT6M54S</meta:editing-duration>
    <meta:editing-cycles>2</meta:editing-cycles>
    <meta:generator>LibreOffice/6.4.6.2$Linux_X86_64 LibreOffice_project/40$Build-2</meta:generator>
    <meta:document-statistic meta:object-count="134"/>
  </office:meta>
</office:document-meta>
</file>